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5pt" fo:font-weight="bold" officeooo:paragraph-rsid="000ea3ba" style:font-size-asian="15pt" style:font-weight-asian="bold" style:font-size-complex="15pt" style:font-weight-complex="bold"/>
    </style:style>
    <style:style style:name="P2" style:family="paragraph" style:parent-style-name="List_20_Paragraph" style:list-style-name="WWNum3">
      <style:paragraph-properties fo:line-height="200%"/>
      <style:text-properties officeooo:paragraph-rsid="000ea3ba"/>
    </style:style>
    <style:style style:name="P3" style:family="paragraph" style:parent-style-name="List_20_Paragraph" style:list-style-name="WWNum3">
      <style:text-properties officeooo:paragraph-rsid="000ea3ba"/>
    </style:style>
    <style:style style:name="T1" style:family="text">
      <style:text-properties fo:color="#222222" style:font-name="Times New Roman" fo:font-size="12pt" style:font-size-asian="12pt" style:font-name-complex="Times New Roman1" style:font-size-complex="12pt" fo:background-color="#ffffff"/>
    </style:style>
    <style:style style:name="T2" style:family="text">
      <style:text-properties fo:color="#222222" style:font-name="Times New Roman" fo:font-size="12pt" fo:font-style="italic" style:font-size-asian="12pt" style:font-style-asian="italic" style:font-name-complex="Times New Roman1" style:font-size-complex="12pt" style:font-style-complex="italic" fo:background-color="#ffffff"/>
    </style:style>
    <style:style style:name="T3" style:family="text">
      <style:text-properties fo:color="#222222" style:font-name="Times New Roman" fo:font-size="12pt" fo:font-style="italic" style:font-size-asian="12pt" style:font-style-asian="italic" style:font-name-complex="Times New Roman1" style:font-size-complex="12pt" fo:background-color="#ffffff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Refrences</text:span></text:p>
      <text:list xml:id="list6869189256449690101" text:style-name="WWNum3">
        <text:list-item>
          <text:p text:style-name="P2"><text:span text:style-name="T1">Kumar, D., &amp; Josan, G. S. (2010). Part of speech taggers for morphologically rich indian languages: a survey.</text:span><text:span text:style-name="apple-converted-space"><text:span text:style-name="T1"> </text:span></text:span><text:span text:style-name="T2">International Journal of Computer Applications</text:span><text:span text:style-name="T1">,</text:span><text:span text:style-name="apple-converted-space"><text:span text:style-name="T1"> </text:span></text:span><text:span text:style-name="T2">6</text:span><text:span text:style-name="T1">(5), 32-41. </text:span></text:p>
        </text:list-item>
        <text:list-item>
          <text:p text:style-name="P2"><text:span text:style-name="T1">Antony, P. J., &amp; Soman, K. P. (2011). Parts of speech tagging for Indian languages: a literature survey.</text:span><text:span text:style-name="apple-converted-space"><text:span text:style-name="T1"> </text:span></text:span><text:span text:style-name="T2">International Journal of Computer Applications (0975-8887)</text:span><text:span text:style-name="T1">,</text:span><text:span text:style-name="apple-converted-space"><text:span text:style-name="T1"> </text:span></text:span><text:span text:style-name="T2">34</text:span><text:span text:style-name="T1">(8), 22-29.</text:span></text:p>
        </text:list-item>
        <text:list-item>
          <text:p text:style-name="P2"><text:span text:style-name="T1">Joshi, N., Darbari, H., &amp; Mathur, I. (2013). HMM based POS tagger for Hindi. In</text:span><text:span text:style-name="apple-converted-space"><text:span text:style-name="T1"> </text:span></text:span><text:span text:style-name="T2">Proceeding of 2013 International Conference on Artificial Intelligence, Soft Computing (AISC-2013)</text:span></text:p>
        </text:list-item>
        <text:list-item>
          <text:p text:style-name="P2"><text:span text:style-name="T1">Antony, P. J., &amp; Soman, K. P. (2011). Parts of speech tagging for Indian languages: a literature survey.</text:span><text:span text:style-name="apple-converted-space"><text:span text:style-name="T1"> </text:span></text:span><text:span text:style-name="T2">International Journal of Computer Applications (0975-8887)</text:span><text:span text:style-name="T1">,</text:span><text:span text:style-name="apple-converted-space"><text:span text:style-name="T1"> </text:span></text:span><text:span text:style-name="T2">34</text:span><text:span text:style-name="T1">(8), 22-29.</text:span></text:p>
        </text:list-item>
        <text:list-item>
          <text:p text:style-name="P2"><text:span text:style-name="T1">Agrawal, H., &amp; Mani, A. (2006). Part of Speech Tagging and Chunking with Conditional Random Fields. In</text:span><text:span text:style-name="apple-converted-space"><text:span text:style-name="T1"> </text:span></text:span><text:span text:style-name="T2">the Proceedings of NWAI workshop</text:span><text:span text:style-name="T1">.</text:span></text:p>
        </text:list-item>
        <text:list-item>
          <text:p text:style-name="P2"><text:span text:style-name="T1">Garg, N., Goyal, V., &amp; Preet, S. (2012, December). Rule Based Hindi Part of Speech Tagger. In</text:span><text:span text:style-name="apple-converted-space"><text:span text:style-name="T1"> </text:span></text:span><text:span text:style-name="T2">COLING (Demos)</text:span><text:span text:style-name="apple-converted-space"><text:span text:style-name="T1">, </text:span></text:span><text:span text:style-name="T1">163-174.</text:span></text:p>
        </text:list-item>
        <text:list-item>
          <text:p text:style-name="P2"><text:span text:style-name="T1">Hasan, F. M., UzZaman, N., &amp; Khan, M. (2007). Comparison of different POS Tagging Techniques (N-Gram, HMM and Brill’s tagger) for Bangla. In</text:span><text:span text:style-name="T2">Advances and Innovations in Systems, Computing Sciences and Software Engineering</text:span><text:span text:style-name="apple-converted-space"><text:span text:style-name="T1"> </text:span></text:span><text:span text:style-name="T1">Springer Netherlands, 121-126.</text:span></text:p>
        </text:list-item>
        <text:list-item>
          <text:p text:style-name="P2"><text:span text:style-name="T1">Kaur, M., Aggerwal, M., &amp; Sharma, S. K. (2014). Improving Punjabi Part of Speech Tagger by Using Reduced Tag Set.</text:span><text:span text:style-name="apple-converted-space"><text:span text:style-name="T1"> </text:span></text:span><text:span text:style-name="T2">International Journal of Computer Applications &amp; Information Technology</text:span><text:span text:style-name="T1">,</text:span><text:span text:style-name="apple-converted-space"><text:span text:style-name="T1"> </text:span></text:span><text:span text:style-name="T2">7</text:span><text:span text:style-name="T1">(2), 142.</text:span></text:p>
        </text:list-item>
        <text:list-item>
          <text:p text:style-name="P2"><text:span text:style-name="T1">Mohnot, K., Bansal, N., Singh, S. P., &amp; Kumar, A.(2014). Hybrid approach for Part of Speech Tagger for Hindi language</text:span><text:span text:style-name="T3">.</text:span><text:span text:style-name="T5"> International Journal of Computer Technology and Electronics Engineering, </text:span><text:span text:style-name="T4">4(1), 25-30.</text:span></text:p>
        </text:list-item>
        <text:list-item>
          <text:p text:style-name="P2"><text:span text:style-name="T1">Mahar, J. A., &amp; Memon, G. Q. (2010, February). Rule Based Part of Speech Tagging of Sindhi Language. In</text:span><text:span text:style-name="apple-converted-space"><text:span text:style-name="T1"> </text:span></text:span><text:span text:style-name="T2">Signal Acquisition and Processing, 2010. ICSAP'10. International Conference on</text:span><text:span text:style-name="apple-converted-space"><text:span text:style-name="T1"> </text:span></text:span><text:span text:style-name="T1">(pp. 101-106). IEEE.</text:span></text:p>
        </text:list-item>
        <text:list-item>
          <text:p text:style-name="P3"><text:span text:style-name="T1">Voutilainen, A. (2003). Part-of-speech tagging.</text:span><text:span text:style-name="T4"> </text:span><text:span text:style-name="T1">The Oxford handbook of computational linguistics, 219-232.</text:span></text:p>
        </text:list-item>
        <text:list-item>
          <text:p text:style-name="P2"><text:span text:style-name="T1">Mohnot, K., Bansal, N., Singh, S. P., &amp; Kumar, A.(2014). Hybrid approach for Part of Speech Tagger for Hindi language</text:span><text:span text:style-name="T3">.</text:span><text:span text:style-name="T5"> International Journal of Computer Technology and Electronics Engineering, </text:span><text:span text:style-name="T4">4(1), 25-30.</text:span></text:p>
        </text:list-item>
        <text:list-item>
          <text:p text:style-name="P2"><text:span text:style-name="T1">Mehta, D. N., &amp; Desai, N. P. (2015). A Survey on Part-Of-Speech Tagging of Indian Languages.</text:span><text:span text:style-name="apple-converted-space"><text:span text:style-name="T1"> </text:span></text:span><text:span text:style-name="T2">History</text:span><text:span text:style-name="T1">,</text:span><text:span text:style-name="apple-converted-space"><text:span text:style-name="T1"> </text:span></text:span><text:span text:style-name="T2">43</text:span><text:span text:style-name="T1">(198), 125-131.</text:span></text:p>
        </text:list-item>
        <text:list-item>
          <text:p text:style-name="P2"><text:soft-page-break/><text:span text:style-name="T1">Raju, S. B., Chandrasekhar, P. V., &amp; Prasad, M. K. (2002, December). Application of multilayer perceptron network for tagging parts-of-speech. In</text:span><text:span text:style-name="T2">Language Engineering Conference, 2002. Proceedings</text:span><text:span text:style-name="apple-converted-space"><text:span text:style-name="T1"> </text:span></text:span><text:span text:style-name="T1">(pp. 57-63). IEEE.</text:span></text:p>
        </text:list-item>
        <text:list-item>
          <text:p text:style-name="P2"><text:span text:style-name="T1">Bagul, P., Mishra, A., Mahajan, P., Kulkarni, M., &amp; Dhopavkar, G. (2014). Rule Based POS Tagger for Marathi Text.</text:span><text:span text:style-name="apple-converted-space"><text:span text:style-name="T1"> </text:span></text:span><text:span text:style-name="T2">Proc. Int. J. Comput. Sci. Inf. Technol.(IJCSIT)</text:span><text:span text:style-name="T1">,</text:span><text:span text:style-name="apple-converted-space"><text:span text:style-name="T1"> </text:span></text:span><text:span text:style-name="T2">5</text:span><text:span text:style-name="T1">(2), 1322-1326.</text:span></text:p>
        </text:list-item>
        <text:list-item>
          <text:p text:style-name="P2"><text:span text:style-name="T1">Patil, H. B., Patil, A. S., &amp; Pawar, B. V. (2014). Part-of-Speech Tagger for Marathi Language using Limited Training Corpora.</text:span><text:span text:style-name="apple-converted-space"><text:span text:style-name="T1"> </text:span></text:span><text:span text:style-name="T2">International Journal of Computer Applications</text:span><text:span text:style-name="T1">, 0975-8887.</text:span></text:p>
        </text:list-item>
        <text:list-item>
          <text:p text:style-name="P2"><text:span text:style-name="T1">Singh, J., Joshi, N., &amp; Mathur, I. (2013, August). Development of Marathi part of speech tagger using statistical approach. In</text:span><text:span text:style-name="apple-converted-space"><text:span text:style-name="T1"> </text:span></text:span><text:span text:style-name="T2">Advances in Computing, Communications and Informatics (ICACCI), 2013 International Conference on</text:span><text:span text:style-name="T1">(pp. 1554-1559). IEEE.</text:span></text:p>
        </text:list-item>
        <text:list-item>
          <text:p text:style-name="P2"><text:span text:style-name="T1">Mishra, N., &amp; Mishra, A. (2011, June). Part of Speech Tagging for Hindi Corpus. In</text:span><text:span text:style-name="apple-converted-space"><text:span text:style-name="T1"> </text:span></text:span><text:span text:style-name="T2">Communication Systems and Network Technologies (CSNT), 2011 International Conference on</text:span><text:span text:style-name="apple-converted-space"><text:span text:style-name="T1"> </text:span></text:span><text:span text:style-name="T1">(pp. 554-558). IEEE.</text:span></text:p>
        </text:list-item>
        <text:list-item>
          <text:p text:style-name="P2"><text:span text:style-name="T1">Tapaswi, N., &amp; Jain, S. (2012, September). Treebank based deep grammar acquisition and Part-Of-Speech Tagging for Sanskrit sentences. In</text:span><text:span text:style-name="apple-converted-space"><text:span text:style-name="T1"> </text:span></text:span><text:span text:style-name="T2">Software Engineering (CONSEG), 2012 CSI Sixth International Conference on</text:span><text:span text:style-name="apple-converted-space"><text:span text:style-name="T1"> </text:span></text:span><text:span text:style-name="T1">(pp. 1-4). IEEE.</text:span></text:p>
        </text:list-item>
        <text:list-item>
          <text:p text:style-name="P2"><text:span text:style-name="T1">Mahar, J. A., &amp; Memon, G. Q. (2010, February). Rule Based Part of Speech Tagging of Sindhi Language. In</text:span><text:span text:style-name="apple-converted-space"><text:span text:style-name="T1"> </text:span></text:span><text:span text:style-name="T2">Signal Acquisition and Processing, 2010. ICSAP'10. International Conference on</text:span><text:span text:style-name="apple-converted-space"><text:span text:style-name="T1"> </text:span></text:span><text:span text:style-name="T1">(pp. 101-106). IEEE.</text:span></text:p>
        </text:list-item>
        <text:list-item>
          <text:p text:style-name="P2"><text:span text:style-name="T1">Sarkar, K., &amp; Gayen, V. (2012, November). A practical part-of-speech tagger for Bengali. In</text:span><text:span text:style-name="apple-converted-space"><text:span text:style-name="T1"> </text:span></text:span><text:span text:style-name="T2">Emerging Applications of Information Technology (EAIT), 2012 Third International Conference on</text:span><text:span text:style-name="apple-converted-space"><text:span text:style-name="T1"> </text:span></text:span><text:span text:style-name="T1">(pp. 36-40). IEEE.</text:span></text:p>
        </text:list-item>
        <text:list-item>
          <text:p text:style-name="P2"><text:span text:style-name="T4">http://wordnet.princeton.edu/ <text:s/></text:span></text:p>
        </text:list-item>
        <text:list-item>
          <text:p text:style-name="P2"><text:a xlink:type="simple" xlink:href="http://language.worldofcomputing.net/pos-tagging/parts-of-speechtagging.htm" text:style-name="Internet_20_link" text:visited-style-name="Visited_20_Internet_20_Link"><text:span text:style-name="Internet_20_link"><text:span text:style-name="T4">http://language.worldofcomputing.net/pos-tagging/parts-of-speechtagging.htm</text:span></text:span></text:a></text:p>
        </text:list-item>
        <text:list-item>
          <text:p text:style-name="P2"><text:span text:style-name="T1">Garg, N., Goyal, V., &amp; Preet, S. (2012, December). Rule Based Hindi Part of Speech Tagger. In </text:span><text:span text:style-name="T2">COLING (Demos)</text:span><text:span text:style-name="T1"> (pp. 163-174).</text:span></text:p>
        </text:list-item>
        <text:list-item>
          <text:p text:style-name="P2"><text:span text:style-name="T1">Shrivastava, M., &amp; Bhattacharyya, P. (2008, December). Hindi pos tagger using naive stemming: Harnessing morphological information without extensive linguistic knowledge. In </text:span><text:span text:style-name="T2">International Conference on NLP (ICON08), Pune, India</text:span><text:span text:style-name="T1">.</text:span><text:span text:style-name="T4"> </text:span></text:p>
        </text:list-item>
        <text:list-item>
          <text:p text:style-name="P2"><text:span text:style-name="T1">Agarwal, H., &amp; Mani, A. (2006). Part of speech tagging and chunking with conditional random fields. In </text:span><text:span text:style-name="T2">the Proceedings of NWAI workshop</text:span><text:span text:style-name="T1">.</text:span></text:p>
        </text:list-item>
        <text:list-item>
          <text:p text:style-name="P2"><text:soft-page-break/><text:span text:style-name="T1">Joshi, N., Darbari, H., &amp; Mathur, I. (2013). HMM based POS tagger for Hindi. In </text:span><text:span text:style-name="T2">Proceeding of 2013 International Conference on Artificial Intelligence, Soft Computing (AISC-2013)</text:span><text:span text:style-name="T1">.</text:span><text:span text:style-name="T4"> </text:span></text:p>
        </text:list-item>
        <text:list-item>
          <text:p text:style-name="P2"><text:span text:style-name="T1">Singh, S., Gupta, K., Shrivastava, M., &amp; Bhattacharyya, P. (2006, July). Morphological richness offsets resource demand-experiences in constructing a POS tagger for Hindi. In </text:span><text:span text:style-name="T2">Proceedings of the COLING/ACL on Main conference poster sessions</text:span><text:span text:style-name="T1"> (pp. 779-786). Association for Computational Linguistics.</text:span><text:span text:style-name="T4"> </text:span></text:p>
        </text:list-item>
        <text:list-item>
          <text:p text:style-name="P2"><text:span text:style-name="T1">Dandapat, S., Sarkar, S., &amp; Basu, A. (2004, December). A Hybrid Model for Part-of-Speech Tagging and its Application to Bengali. In </text:span><text:span text:style-name="T2">International conference on computational intelligence</text:span><text:span text:style-name="T1"> (pp. 169-172).</text:span><text:span text:style-name="T4"> </text:span></text:p>
        </text:list-item>
        <text:list-item>
          <text:p text:style-name="P2"><text:span text:style-name="T1">Dandapat, S., &amp; Sarkar, S. (2006). Part of speech tagging for bengali with hidden markov model. </text:span><text:span text:style-name="T2">Proceeding of the NLPAI Machine Learning Competition</text:span><text:span text:style-name="T1">.</text:span><text:span text:style-name="T4"> </text:span></text:p>
        </text:list-item>
        <text:list-item>
          <text:p text:style-name="P2"><text:span text:style-name="T1">Ekbal, A., Haque, R., &amp; Bandyopadhyay, S. (2007, December). Bengali part of speech tagging using conditional random field. In </text:span><text:span text:style-name="T2">Proceedings of Seventh International Symposium on Natural Language Processing (SNLP2007)</text:span><text:span text:style-name="T1"> (pp. 131-136).</text:span><text:span text:style-name="T4"> </text:span></text:p>
        </text:list-item>
        <text:list-item>
          <text:p text:style-name="P2"><text:span text:style-name="T1">Singh, J., Joshi, N., &amp; Mathur, I. (2013). Part of speech tagging of Marathi text using trigram method. </text:span><text:span text:style-name="T2">arXiv preprint arXiv:1307.4299</text:span><text:span text:style-name="T1">.</text:span></text:p>
        </text:list-item>
        <text:list-item>
          <text:p text:style-name="P2"><text:span text:style-name="T1">Dey, A., Paul, A., &amp; Purkayastha, B. S. (2014). Named Entity Recognition for Nepali language: A Semi Hybrid Approach. </text:span><text:span text:style-name="T2">International Journal of Engineering and Innovative Technology (IJEIT) Volume</text:span><text:span text:style-name="T1">, </text:span><text:span text:style-name="T2">3</text:span><text:span text:style-name="T1">, 21-25.</text:span></text:p>
        </text:list-item>
        <text:list-item>
          <text:p text:style-name="P2"><text:span text:style-name="T1">Patil, H. B., Patil, A. S., &amp; Pawar, B. V. (2014). Part-of-Speech Tagger for Marathi Language using Limited Training Corpora. In </text:span><text:span text:style-name="T2">IJCA Proceedings on National Conference on Recent Advances in Information Technology NCRAIT (4)</text:span><text:span text:style-name="T1"> (pp. 33-37).</text:span><text:span text:style-name="T4"> </text:span></text:p>
        </text:list-item>
        <text:list-item>
          <text:p text:style-name="P2"><text:span text:style-name="T1">Singha, K. R., Purkayastha, B. S., &amp; Singha, K. D. (2012). Part of Speech Tagging in Manipuri with Hidden Markov Model. </text:span><text:span text:style-name="T2">International Journal of Computer Science Issues (IJCSI)</text:span><text:span text:style-name="T1">, </text:span><text:span text:style-name="T2">9</text:span><text:span text:style-name="T1">(6).</text:span></text:p>
        </text:list-item>
        <text:list-item>
          <text:p text:style-name="P2"><text:span text:style-name="T1">Singha, K. R., Purkayastha, B. S., &amp; Singha, K. D. (2012). Part of Speech Tagging in Manipuri with Hidden Markov Model. </text:span><text:span text:style-name="T2">International Journal of Computer Science Issues(IJCSI)</text:span><text:span text:style-name="T1">, </text:span><text:span text:style-name="T2">9</text:span><text:span text:style-name="T1">(6).</text:span></text:p>
        </text:list-item>
        <text:list-item>
          <text:p text:style-name="P2"><text:soft-page-break/><text:span text:style-name="T1">Antony, P. J., &amp; Soman, K. P. (2010, July). Kernel based part of speech tagger for kannada. In </text:span><text:span text:style-name="T2">Machine Learning and Cybernetics (ICMLC), 2010 International Conference on</text:span><text:span text:style-name="T1"> (Vol. 4, pp. 2139-2144). IEEE.</text:span><text:span text:style-name="T4"> </text:span></text:p>
        </text:list-item>
        <text:list-item>
          <text:p text:style-name="P2"><text:span text:style-name="T1">Vikram, T. N., &amp; Urs, S. R. (2007, December). Development of prototype morphological analyzer for he south indian language of kannada. In </text:span><text:span text:style-name="T2">International Conference on Asian Digital Libraries</text:span><text:span text:style-name="T1"> (pp. 109-116). Springer Berlin Heidelberg.</text:span><text:span text:style-name="T4"> </text:span></text:p>
        </text:list-item>
        <text:list-item>
          <text:p text:style-name="P2"><text:span text:style-name="T1">Jayaweera, A. J. P. M. P., &amp; Dias, N. G. J. (2014). Hidden Markov Model Based Part of Speech Tagger for Sinhala Language. </text:span><text:span text:style-name="T2">arXiv preprint arXiv:1407.2989</text:span><text:span text:style-name="T1">.</text:span><text:span text:style-name="T4"> </text:span></text:p>
        </text:list-item>
        <text:list-item>
          <text:p text:style-name="P2"><text:span text:style-name="T1">PVS, A., &amp; Karthik, G. (2007). Part-of-speech tagging and chunking using conditional random fields and transformation based learning. </text:span><text:span text:style-name="T2">Shallow Parsing for South Asian Languages</text:span><text:span text:style-name="T1">, </text:span><text:span text:style-name="T2">21</text:span><text:span text:style-name="T1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1T14:48:12.387408778</meta:creation-date>
    <dc:date>2017-08-31T14:49:10.082135540</dc:date>
    <meta:editing-duration>PT1M2S</meta:editing-duration>
    <meta:editing-cycles>1</meta:editing-cycles>
    <meta:document-statistic meta:table-count="0" meta:image-count="0" meta:object-count="0" meta:page-count="4" meta:paragraph-count="41" meta:word-count="1086" meta:character-count="7340" meta:non-whitespace-character-count="6322"/>
    <meta:generator>LibreOffice/5.1.6.2$Linux_X86_64 LibreOffice_project/10m0$Build-2</meta:generator>
  </office:meta>
</office:document-meta>
</file>